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roman" style:font-pitch="variable"/>
    <style:font-face style:name="Cantarell1" svg:font-family="Cantarell" style:font-family-generic="system" style:font-pitch="variable"/>
    <style:font-face style:name="Cantarell2" svg:font-family="Cantarell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erif" svg:font-family="'Noto Serif'" style:font-family-generic="roman" style:font-pitch="variable"/>
    <style:font-face style:name="Noto Serif1" svg:font-family="'Noto Serif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2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13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06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0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18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9.66cm" loext:decorative="false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92cm" svg:y1="21.631cm" svg:x2="25.112cm" svg:y2="21.631cm">
          <text:p/>
        </draw:line>
        <draw:frame draw:style-name="gr2" draw:text-style-name="P2" draw:layer="layout" svg:width="1.269cm" svg:height="0.827cm" svg:x="20.986cm" svg:y="20.678cm">
          <draw:text-box>
            <text:p>30”</text:p>
          </draw:text-box>
        </draw:frame>
        <draw:custom-shape draw:style-name="gr3" draw:text-style-name="P3" draw:layer="layout" svg:width="0.635cm" svg:height="0.635cm" svg:x="4.157cm" svg:y="21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857cm" svg:height="1.403cm" svg:x="1.3cm" svg:y="20.996cm">
          <draw:text-box>
            <text:p>ECU Board Connector</text:p>
          </draw:text-box>
        </draw:frame>
        <draw:custom-shape draw:style-name="gr5" draw:text-style-name="P3" draw:layer="layout" svg:width="0.636cm" svg:height="0.635cm" svg:x="25.112cm" svg:y="21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5.755cm" svg:y1="21.623cm" svg:x2="54.331cm" svg:y2="21.623cm">
          <text:p/>
        </draw:line>
        <draw:frame draw:style-name="gr6" draw:text-style-name="P2" draw:layer="layout" svg:width="1.269cm" svg:height="0.827cm" svg:x="26.708cm" svg:y="20.738cm">
          <draw:text-box>
            <text:p>6”</text:p>
          </draw:text-box>
        </draw:frame>
        <draw:line draw:style-name="gr1" draw:text-style-name="P1" draw:layer="layout" svg:x1="29.566cm" svg:y1="18.765cm" svg:x2="29.566cm" svg:y2="21.623cm">
          <text:p/>
        </draw:line>
        <draw:custom-shape draw:style-name="gr5" draw:text-style-name="P3" draw:layer="layout" svg:width="0.636cm" svg:height="0.635cm" svg:x="29.248cm" svg:y="18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4.763cm" svg:height="1.403cm" svg:x="27.343cm" svg:y="17.362cm">
          <draw:text-box>
            <text:p>Inverter J1 Connector</text:p>
            <text:p/>
          </draw:text-box>
        </draw:frame>
        <draw:frame draw:style-name="gr6" draw:text-style-name="P2" draw:layer="layout" svg:width="1.269cm" svg:height="0.827cm" svg:x="32.106cm" svg:y="20.738cm">
          <draw:text-box>
            <text:p>18”</text:p>
          </draw:text-box>
        </draw:frame>
        <draw:line draw:style-name="gr1" draw:text-style-name="P1" draw:layer="layout" svg:x1="34.963cm" svg:y1="21.565cm" svg:x2="34.964cm" svg:y2="22.575cm">
          <text:p/>
        </draw:line>
        <draw:custom-shape draw:style-name="gr5" draw:text-style-name="P3" draw:layer="layout" svg:width="0.636cm" svg:height="0.635cm" svg:x="34.645cm" svg:y="2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128cm" svg:height="2.555cm" svg:x="33.058cm" svg:y="23.195cm">
          <draw:text-box>
            <text:p><text:span text:style-name="T1">Rea</text:span><text:span text:style-name="T1">r </text:span><text:span text:style-name="T1">Left </text:span><text:span text:style-name="T1">Sen</text:span><text:span text:style-name="T1">sor </text:span><text:span text:style-name="T1">CA</text:span><text:span text:style-name="T1">N </text:span><text:span text:style-name="T1">Co</text:span><text:span text:style-name="T1">nne</text:span><text:span text:style-name="T1">cto</text:span><text:span text:style-name="T1">r</text:span></text:p>
          </draw:text-box>
        </draw:frame>
        <draw:frame draw:style-name="gr9" draw:text-style-name="P2" draw:layer="layout" svg:width="1.269cm" svg:height="1.153cm" svg:x="39.092cm" svg:y="20.787cm">
          <draw:text-box>
            <text:p>45”</text:p>
          </draw:text-box>
        </draw:frame>
        <draw:custom-shape draw:style-name="gr5" draw:text-style-name="P3" draw:layer="layout" svg:width="0.636cm" svg:height="0.635cm" svg:x="54.33cm" svg:y="21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4cm" svg:height="2.555cm" svg:x="54.967cm" svg:y="20.973cm">
          <draw:text-box>
            <text:p>AMS Enclosure Bulkhead</text:p>
          </draw:text-box>
        </draw:frame>
        <draw:frame draw:style-name="gr10" draw:text-style-name="P2" draw:layer="layout" svg:width="6.033cm" svg:height="1.403cm" svg:x="23.215cm" svg:y="22.014cm">
          <draw:text-box>
            <text:p>Main Harness Split Connector</text:p>
          </draw:text-box>
        </draw:frame>
        <draw:line draw:style-name="gr1" draw:text-style-name="P4" draw:layer="layout" svg:x1="9.555cm" svg:y1="19.408cm" svg:x2="9.555cm" svg:y2="21.631cm">
          <text:p/>
        </draw:line>
        <draw:line draw:style-name="gr1" draw:text-style-name="P4" draw:layer="layout" svg:x1="8.285cm" svg:y1="17.821cm" svg:x2="9.554cm" svg:y2="19.408cm">
          <text:p/>
        </draw:line>
        <draw:custom-shape draw:style-name="gr3" draw:text-style-name="P3" draw:layer="layout" svg:width="0.635cm" svg:height="0.635cm" svg:x="10.507cm" svg:y="1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967cm" svg:y="1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4" draw:layer="layout" svg:x1="10.825cm" svg:y1="17.821cm" svg:x2="9.555cm" svg:y2="19.409cm">
          <text:p/>
        </draw:line>
        <draw:line draw:style-name="gr1" draw:text-style-name="P4" draw:layer="layout" svg:x1="8.285cm" svg:y1="16.551cm" svg:x2="8.285cm" svg:y2="17.821cm">
          <text:p/>
        </draw:line>
        <draw:line draw:style-name="gr1" draw:text-style-name="P4" draw:layer="layout" svg:x1="10.825cm" svg:y1="16.551cm" svg:x2="10.825cm" svg:y2="17.821cm">
          <text:p/>
        </draw:line>
        <draw:frame draw:style-name="gr4" draw:text-style-name="P2" draw:layer="layout" svg:width="2.857cm" svg:height="1.979cm" svg:x="6.38cm" svg:y="13.937cm">
          <draw:text-box>
            <text:p>Dashboard Bulkhead Connector</text:p>
          </draw:text-box>
        </draw:frame>
        <draw:frame draw:style-name="gr11" draw:text-style-name="P2" draw:layer="layout" svg:width="3.492cm" svg:height="1.979cm" svg:x="9.873cm" svg:y="13.937cm">
          <draw:text-box>
            <text:p>Steering Wheel Slipring Connector</text:p>
          </draw:text-box>
        </draw:frame>
        <draw:frame draw:style-name="gr4" draw:text-style-name="P2" draw:layer="layout" svg:width="2.857cm" svg:height="1.403cm" svg:x="6.38cm" svg:y="20.863cm">
          <draw:text-box>
            <text:p>11”</text:p>
          </draw:text-box>
        </draw:frame>
        <draw:frame draw:style-name="gr4" draw:text-style-name="P2" draw:layer="layout" svg:width="2.857cm" svg:height="1.403cm" svg:x="9.555cm" svg:y="19.91cm">
          <draw:text-box>
            <text:p>11”</text:p>
          </draw:text-box>
        </draw:frame>
        <draw:frame draw:style-name="gr4" draw:text-style-name="P2" draw:layer="layout" svg:width="2.857cm" svg:height="1.403cm" svg:x="8.285cm" svg:y="16.735cm">
          <draw:text-box>
            <text:p>6”</text:p>
          </draw:text-box>
        </draw:frame>
        <draw:frame draw:style-name="gr4" draw:text-style-name="P2" draw:layer="layout" svg:width="2.857cm" svg:height="1.403cm" svg:x="10.825cm" svg:y="16.735cm">
          <draw:text-box>
            <text:p>4”</text:p>
          </draw:text-box>
        </draw:frame>
        <draw:line draw:style-name="gr1" draw:text-style-name="P4" draw:layer="layout" svg:x1="13.682cm" svg:y1="21.631cm" svg:x2="13.682cm" svg:y2="22.266cm">
          <text:p/>
        </draw:line>
        <draw:frame draw:style-name="gr12" draw:text-style-name="P2" draw:layer="layout" svg:width="1.27cm" svg:height="0.827cm" svg:x="11.142cm" svg:y="20.863cm">
          <draw:text-box>
            <text:p>28”</text:p>
          </draw:text-box>
        </draw:frame>
        <draw:custom-shape draw:style-name="gr3" draw:text-style-name="P3" draw:layer="layout" svg:width="0.635cm" svg:height="0.635cm" svg:x="13.365cm" svg:y="22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4.445cm" svg:height="1.979cm" svg:x="11.46cm" svg:y="22.901cm">
          <draw:text-box>
            <text:p>Front Right Sensor CAN Connector</text:p>
          </draw:text-box>
        </draw:frame>
        <draw:frame draw:style-name="gr11" draw:text-style-name="P2" draw:layer="layout" svg:width="4.445cm" svg:height="1.979cm" svg:x="13.365cm" svg:y="17.747cm">
          <draw:text-box>
            <text:p>Steering Sensor Connector</text:p>
          </draw:text-box>
        </draw:frame>
        <draw:custom-shape draw:style-name="gr3" draw:text-style-name="P3" draw:layer="layout" svg:width="0.635cm" svg:height="0.635cm" svg:x="14.635cm" svg:y="19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4" draw:layer="layout" svg:x1="14.952cm" svg:y1="19.726cm" svg:x2="14.952cm" svg:y2="21.631cm">
          <text:p/>
        </draw:line>
        <draw:frame draw:style-name="gr12" draw:text-style-name="P2" draw:layer="layout" svg:width="1.27cm" svg:height="0.827cm" svg:x="14cm" svg:y="20.804cm">
          <draw:text-box>
            <text:p>1”</text:p>
          </draw:text-box>
        </draw:frame>
        <draw:frame draw:style-name="gr12" draw:text-style-name="P2" draw:layer="layout" svg:width="1.27cm" svg:height="0.827cm" svg:x="14.952cm" svg:y="20.043cm">
          <draw:text-box>
            <text:p>3”</text:p>
          </draw:text-box>
        </draw:frame>
        <draw:line draw:style-name="gr1" draw:text-style-name="P4" draw:layer="layout" svg:x1="18.444cm" svg:y1="21.631cm" svg:x2="18.444cm" svg:y2="22.266cm">
          <text:p/>
        </draw:line>
        <draw:custom-shape draw:style-name="gr3" draw:text-style-name="P3" draw:layer="layout" svg:width="0.635cm" svg:height="0.635cm" svg:x="18.127cm" svg:y="22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4.445cm" svg:height="1.979cm" svg:x="16.54cm" svg:y="22.901cm">
          <draw:text-box>
            <text:p>Front Left Sensor CAN Connector</text:p>
          </draw:text-box>
        </draw:frame>
        <draw:frame draw:style-name="gr12" draw:text-style-name="P2" draw:layer="layout" svg:width="1.27cm" svg:height="0.827cm" svg:x="16.222cm" svg:y="20.804cm">
          <draw:text-box>
            <text:p>7”</text:p>
          </draw:text-box>
        </draw:frame>
        <draw:frame draw:style-name="gr6" draw:text-style-name="P2" draw:layer="layout" svg:width="0.975cm" svg:height="0.827cm" svg:x="29.566cm" svg:y="19.4cm">
          <draw:text-box>
            <text:p>4”</text:p>
          </draw:text-box>
        </draw:frame>
        <draw:line draw:style-name="gr1" draw:text-style-name="P1" draw:layer="layout" svg:x1="43.536cm" svg:y1="21.565cm" svg:x2="43.537cm" svg:y2="22.575cm">
          <text:p/>
        </draw:line>
        <draw:custom-shape draw:style-name="gr5" draw:text-style-name="P3" draw:layer="layout" svg:width="0.636cm" svg:height="0.635cm" svg:x="43.218cm" svg:y="2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128cm" svg:height="2.555cm" svg:x="41.63cm" svg:y="23.21cm">
          <draw:text-box>
            <text:p><text:span text:style-name="T1">Rear Right </text:span><text:span text:style-name="T1">Sensor CAN </text:span><text:span text:style-name="T1">Connector</text:span></text:p>
          </draw:text-box>
        </draw:frame>
        <draw:line draw:style-name="gr1" draw:text-style-name="P1" draw:layer="layout" svg:x1="49.251cm" svg:y1="18.13cm" svg:x2="49.252cm" svg:y2="21.623cm">
          <text:p/>
        </draw:line>
        <draw:custom-shape draw:style-name="gr5" draw:text-style-name="P3" draw:layer="layout" svg:width="0.636cm" svg:height="0.635cm" svg:x="48.933cm" svg:y="1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128cm" svg:height="2.555cm" svg:x="47.663cm" svg:y="16.21cm">
          <draw:text-box>
            <text:p><text:span text:style-name="T1">HV</text:span><text:span text:style-name="T1">D </text:span><text:span text:style-name="T1">Enc</text:span><text:span text:style-name="T1">los</text:span><text:span text:style-name="T1">ure </text:span><text:span text:style-name="T1">Bul</text:span><text:span text:style-name="T1">khe</text:span><text:span text:style-name="T1">ad</text:span></text:p>
          </draw:text-box>
        </draw:frame>
        <draw:frame draw:style-name="gr9" draw:text-style-name="P2" draw:layer="layout" svg:width="1.269cm" svg:height="1.153cm" svg:x="46.077cm" svg:y="20.787cm">
          <draw:text-box>
            <text:p>17”</text:p>
          </draw:text-box>
        </draw:frame>
        <draw:frame draw:style-name="gr9" draw:text-style-name="P2" draw:layer="layout" svg:width="1.269cm" svg:height="1.153cm" svg:x="49.252cm" svg:y="18.882cm">
          <draw:text-box>
            <text:p>7”</text:p>
          </draw:text-box>
        </draw:frame>
        <draw:frame draw:style-name="gr9" draw:text-style-name="P2" draw:layer="layout" svg:width="1.269cm" svg:height="1.153cm" svg:x="51.474cm" svg:y="20.787cm">
          <draw:text-box>
            <text:p>34”</text:p>
          </draw:text-box>
        </draw:frame>
        <draw:custom-shape draw:style-name="gr13" draw:text-style-name="P5" draw:layer="layout" svg:width="10.16cm" svg:height="2.54cm" svg:x="2.27cm" svg:y="2.27cm">
          <text:p text:style-name="P5">Total Bus Length: 197” (5m)</text:p>
          <text:p text:style-name="P5">Longest Stub Length: 17” (43 cm)</text:p>
          <text:p text:style-name="P5">Cumulative Stub Length: 46” (117 cm)</text:p>
          <text:p text:style-name="P5">Bus Baudrate: 1Mbit / 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roman" style:font-pitch="variable"/>
    <style:font-face style:name="Cantarell1" svg:font-family="Cantarell" style:font-family-generic="system" style:font-pitch="variable"/>
    <style:font-face style:name="Cantarell2" svg:font-family="Cantarell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erif" svg:font-family="'Noto Serif'" style:font-family-generic="roman" style:font-pitch="variable"/>
    <style:font-face style:name="Noto Serif1" svg:font-family="'Noto Serif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Cantarell" style:font-family-asian="Cantarell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Noto Sans1" fo:font-family="'Noto Sans'" style:font-family-generic="swiss" style:font-pitch="variable" fo:font-size="14pt" style:font-name-asian="Noto Sans CJK SC1" style:font-family-asian="'Noto Sans CJK SC'" style:font-pitch-asian="variable" style:font-name-complex="Noto Sans1" style:font-family-complex="'Noto Sans'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0:16:15.530394281</meta:creation-date>
    <dc:date>2024-06-01T14:20:20.769146504</dc:date>
    <meta:editing-duration>PT16H37M18S</meta:editing-duration>
    <meta:editing-cycles>606</meta:editing-cycles>
    <meta:generator>LibreOffice/7.6.7.2$Linux_X86_64 LibreOffice_project/60$Build-2</meta:generator>
    <meta:document-statistic meta:object-count="55"/>
  </office:meta>
</office:document-meta>
</file>